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61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number-columns-repeated="3" table:default-cell-style-name="Default"/>
        <table:table-column table:style-name="co3" table:default-cell-style-name="ce1"/>
        <table:table-column table:style-name="co3" table:number-columns-repeated="3" table:default-cell-style-name="Default"/>
        <table:table-column table:style-name="co3" table:default-cell-style-name="ce1"/>
        <table:table-column table:style-name="co3" table:number-columns-repeated="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level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10_left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0_right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3_left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3_right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9_left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9_right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0_left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0_right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1_left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1_right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2_left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2_right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3_left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3_right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5_left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5_right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1_left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1_right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3_left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3_right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14_lef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14_righ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78_lef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78_righ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48_lef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48_righ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17_lef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17_righ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35_lef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35_righ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525_lef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525_righ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566_lef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566_righ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766_lef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766_righ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9_lef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9_righ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978_lef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978_righ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54_left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54_right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78_left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78_right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79_left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79_right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2_left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2_right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29_left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29_right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72_left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72_right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84_left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84_right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92_left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92_righ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195_lef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195_righ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239_lef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239_righ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99_lef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99_righ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163_lef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163_righ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352_lef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352_righ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531_lef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531_righ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687_lef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687_righ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932_lef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932_righ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1008_lef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1008_righ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1162_lef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1162_righ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1177_lef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1177_righ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1196_lef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1196_righ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16_lef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16_righ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217_lef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217_righ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294_lef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294_righ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326_lef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326_righ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367_lef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367_righ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405_lef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405_righ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406_lef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406_righ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670_lef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670_right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936_left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936_right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084_left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084_right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 table:number-rows-repeated="24907">
          <table:table-cell table:number-columns-repeated="17"/>
        </table:table-row>
        <table:table-row table:style-name="ro1" table:number-rows-repeated="9315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44249_right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14"/>
        </table:table-row>
        <table:table-row table:style-name="ro1" table:number-rows-repeated="802">
          <table:table-cell table:number-columns-repeated="2"/>
          <table:table-cell table:style-name="Default"/>
          <table:table-cell table:number-columns-repeated="14"/>
        </table:table-row>
        <table:table-row table:style-name="ro1" table:number-rows-repeated="101344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E2:Sheet1.F1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7">00/00/0000</text:date>, <text:time style:data-style-name="N2" text:time-value="15:58:31.8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7T14:38:29.521000000</meta:creation-date>
    <dc:date>2021-06-17T23:20:47.608000000</dc:date>
    <meta:editing-duration>PT19M36S</meta:editing-duration>
    <meta:editing-cycles>2</meta:editing-cycles>
    <meta:generator>LibreOffice/5.2.7.2$Windows_x86 LibreOffice_project/2b7f1e640c46ceb28adf43ee075a6e8b8439ed10</meta:generator>
    <meta:document-statistic meta:table-count="1" meta:cell-count="204" meta:object-count="0"/>
  </office:meta>
</office:document-meta>
</file>